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081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262cm" svg:height="1.029cm" svg:x="1.2cm" svg:y="0.242cm">
          <draw:text-box>
            <text:p text:style-name="P1"><text:span text:style-name="T1">Выход это находило в каких-то иных формах правосудия, ни в коем случае не </text:span></text:p>
            <text:p text:style-name="P1"><text:span text:style-name="T1">доверяемого профессиональным юристам. </text:span></text:p>
          </draw:text-box>
        </draw:frame>
        <draw:frame draw:style-name="gr1" draw:text-style-name="P4" draw:layer="layout" svg:width="0.769cm" svg:height="0.758cm" svg:x="4.997cm" svg:y="3.226cm">
          <draw:text-box>
            <text:p text:style-name="P3"><text:span text:style-name="T2">2</text:span></text:p>
          </draw:text-box>
        </draw:frame>
        <draw:frame draw:style-name="gr1" draw:text-style-name="P4" draw:layer="layout" svg:width="0.769cm" svg:height="0.758cm" svg:x="3.18cm" svg:y="3.268cm">
          <draw:text-box>
            <text:p text:style-name="P3"><text:span text:style-name="T2">1</text:span></text:p>
          </draw:text-box>
        </draw:frame>
        <draw:frame draw:style-name="gr1" draw:text-style-name="P4" draw:layer="layout" svg:width="2.051cm" svg:height="0.758cm" svg:x="4.529cm" svg:y="2.171cm">
          <draw:text-box>
            <text:p text:style-name="P3"><text:span text:style-name="T2">находило</text:span></text:p>
          </draw:text-box>
        </draw:frame>
        <draw:frame draw:style-name="gr2" draw:text-style-name="P4" draw:layer="layout" svg:width="0.777cm" svg:height="0.645cm" svg:x="2.889cm" svg:y="3.791cm">
          <draw:text-box>
            <text:p text:style-name="P3"><text:span text:style-name="T2">O</text:span></text:p>
          </draw:text-box>
        </draw:frame>
        <draw:line draw:style-name="gr3" draw:text-style-name="P3" draw:layer="layout" svg:x1="3.303cm" svg:y1="3.935cm" svg:x2="5.581cm" svg:y2="2.73cm">
          <text:p/>
        </draw:line>
        <draw:frame draw:style-name="gr2" draw:text-style-name="P4" draw:layer="layout" svg:width="0.777cm" svg:height="0.645cm" svg:x="5.19cm" svg:y="3.791cm">
          <draw:text-box>
            <text:p text:style-name="P3"><text:span text:style-name="T2">O</text:span></text:p>
          </draw:text-box>
        </draw:frame>
        <draw:line draw:style-name="gr3" draw:text-style-name="P3" draw:layer="layout" svg:x1="5.604cm" svg:y1="3.935cm" svg:x2="5.581cm" svg:y2="2.709cm">
          <text:p/>
        </draw:line>
        <draw:frame draw:style-name="gr4" draw:text-style-name="P4" draw:layer="layout" svg:width="0.735cm" svg:height="0.645cm" svg:x="7.122cm" svg:y="3.787cm">
          <draw:text-box>
            <text:p text:style-name="P3"><text:span text:style-name="T2">E</text:span></text:p>
          </draw:text-box>
        </draw:frame>
        <draw:line draw:style-name="gr3" draw:text-style-name="P3" draw:layer="layout" svg:x1="7.473cm" svg:y1="3.844cm" svg:x2="5.581cm" svg:y2="2.709cm">
          <text:p/>
        </draw:line>
        <draw:frame draw:style-name="gr2" draw:text-style-name="P4" draw:layer="layout" svg:width="1.023cm" svg:height="0.645cm" svg:x="2.79cm" svg:y="4.092cm">
          <draw:text-box>
            <text:p text:style-name="P3"><text:span text:style-name="T2">это</text:span></text:p>
          </draw:text-box>
        </draw:frame>
        <draw:frame draw:style-name="gr2" draw:text-style-name="P4" draw:layer="layout" svg:width="1.505cm" svg:height="0.645cm" svg:x="4.891cm" svg:y="4.092cm">
          <draw:text-box>
            <text:p text:style-name="P3"><text:span text:style-name="T2">выход</text:span></text:p>
          </draw:text-box>
        </draw:frame>
        <draw:line draw:style-name="gr3" draw:text-style-name="P3" draw:layer="layout" svg:x1="7.504cm" svg:y1="5.136cm" svg:x2="7.503cm" svg:y2="4.349cm">
          <text:p/>
        </draw:line>
        <draw:line draw:style-name="gr3" draw:text-style-name="P3" draw:layer="layout" svg:x1="7.503cm" svg:y1="5.137cm" svg:x2="7.283cm" svg:y2="5.349cm">
          <text:p/>
        </draw:line>
        <draw:line draw:style-name="gr3" draw:text-style-name="P3" draw:layer="layout" svg:x1="6.702cm" svg:y1="4.349cm" svg:x2="8.202cm" svg:y2="4.349cm">
          <text:p/>
        </draw:line>
        <draw:line draw:style-name="gr3" draw:text-style-name="P3" draw:layer="layout" svg:x1="8.202cm" svg:y1="4.35cm" svg:x2="8.297cm" svg:y2="4.236cm">
          <text:p/>
        </draw:line>
        <draw:line draw:style-name="gr3" draw:text-style-name="P3" draw:layer="layout" svg:x1="6.611cm" svg:y1="4.462cm" svg:x2="6.706cm" svg:y2="4.348cm">
          <text:p/>
        </draw:line>
        <draw:frame draw:style-name="gr5" draw:text-style-name="P4" draw:layer="layout" svg:width="1.615cm" svg:height="0.645cm" svg:x="7.368cm" svg:y="4.697cm">
          <draw:text-box>
            <text:p text:style-name="P3"><text:span text:style-name="T2">форма</text:span></text:p>
          </draw:text-box>
        </draw:frame>
        <draw:frame draw:style-name="gr6" draw:text-style-name="P6" draw:layer="layout" svg:width="0.993cm" svg:height="0.645cm" svg:x="6.655cm" svg:y="4.683cm">
          <draw:text-box>
            <text:p text:style-name="P5"><text:span text:style-name="T2">-ах</text:span></text:p>
          </draw:text-box>
        </draw:frame>
        <draw:frame draw:style-name="gr7" draw:text-style-name="P4" draw:layer="layout" svg:width="0.777cm" svg:height="0.645cm" svg:x="7.38cm" svg:y="4.362cm">
          <draw:text-box>
            <text:p text:style-name="P3"><text:span text:style-name="T2">O</text:span></text:p>
          </draw:text-box>
        </draw:frame>
        <draw:frame draw:style-name="gr6" draw:text-style-name="P6" draw:layer="layout" svg:width="0.688cm" svg:height="0.645cm" svg:x="6.956cm" svg:y="4.384cm">
          <draw:text-box>
            <text:p text:style-name="P5"><text:span text:style-name="T2">в</text:span></text:p>
          </draw:text-box>
        </draw:frame>
        <draw:frame draw:style-name="gr8" draw:text-style-name="P4" draw:layer="layout" svg:width="0.735cm" svg:height="0.645cm" svg:x="5.978cm" svg:y="6.5cm">
          <draw:text-box>
            <text:p text:style-name="P3"><text:span text:style-name="T2">A</text:span></text:p>
          </draw:text-box>
        </draw:frame>
        <draw:line draw:style-name="gr3" draw:text-style-name="P3" draw:layer="layout" svg:x1="6.344cm" svg:y1="6.619cm" svg:x2="7.825cm" svg:y2="5.207cm">
          <text:p/>
        </draw:line>
        <draw:frame draw:style-name="gr8" draw:text-style-name="P4" draw:layer="layout" svg:width="0.735cm" svg:height="0.645cm" svg:x="7.798cm" svg:y="6.458cm">
          <draw:text-box>
            <text:p text:style-name="P3"><text:span text:style-name="T2">A</text:span></text:p>
          </draw:text-box>
        </draw:frame>
        <draw:line draw:style-name="gr3" draw:text-style-name="P3" draw:layer="layout" svg:x1="8.164cm" svg:y1="6.577cm" svg:x2="7.803cm" svg:y2="5.207cm">
          <text:p/>
        </draw:line>
        <draw:frame draw:style-name="gr8" draw:text-style-name="P4" draw:layer="layout" svg:width="0.735cm" svg:height="0.645cm" svg:x="9.499cm" svg:y="6.459cm">
          <draw:text-box>
            <text:p text:style-name="P3"><text:span text:style-name="T2">A</text:span></text:p>
          </draw:text-box>
        </draw:frame>
        <draw:line draw:style-name="gr3" draw:text-style-name="P3" draw:layer="layout" svg:x1="9.865cm" svg:y1="6.578cm" svg:x2="7.782cm" svg:y2="5.207cm">
          <text:p/>
        </draw:line>
        <draw:frame draw:style-name="gr8" draw:text-style-name="P4" draw:layer="layout" svg:width="1.323cm" svg:height="0.645cm" svg:x="5.679cm" svg:y="6.801cm">
          <draw:text-box>
            <text:p text:style-name="P3"><text:span text:style-name="T2">иных</text:span></text:p>
          </draw:text-box>
        </draw:frame>
        <draw:frame draw:style-name="gr8" draw:text-style-name="P4" draw:layer="layout" svg:width="1.852cm" svg:height="0.645cm" svg:x="9.1cm" svg:y="6.76cm">
          <draw:text-box>
            <text:p text:style-name="P3"><text:span text:style-name="T2">каких-то</text:span></text:p>
          </draw:text-box>
        </draw:frame>
        <draw:line draw:style-name="gr3" draw:text-style-name="P3" draw:layer="layout" svg:x1="7.337cm" svg:y1="6.984cm" svg:x2="8.837cm" svg:y2="6.984cm">
          <text:p/>
        </draw:line>
        <draw:line draw:style-name="gr3" draw:text-style-name="P3" draw:layer="layout" svg:x1="8.138cm" svg:y1="7.771cm" svg:x2="8.137cm" svg:y2="6.984cm">
          <text:p/>
        </draw:line>
        <draw:line draw:style-name="gr3" draw:text-style-name="P3" draw:layer="layout" svg:x1="8.357cm" svg:y1="7.984cm" svg:x2="8.137cm" svg:y2="7.772cm">
          <text:p/>
        </draw:line>
        <draw:line draw:style-name="gr3" draw:text-style-name="P3" draw:layer="layout" svg:x1="8.837cm" svg:y1="6.985cm" svg:x2="8.932cm" svg:y2="6.871cm">
          <text:p/>
        </draw:line>
        <draw:line draw:style-name="gr3" draw:text-style-name="P3" draw:layer="layout" svg:x1="7.246cm" svg:y1="7.097cm" svg:x2="7.341cm" svg:y2="6.983cm">
          <text:p/>
        </draw:line>
        <draw:frame draw:style-name="gr9" draw:text-style-name="P4" draw:layer="layout" svg:width="2.394cm" svg:height="0.645cm" svg:x="5.973cm" svg:y="7.409cm">
          <draw:text-box>
            <text:p text:style-name="P3"><text:span text:style-name="T2">правасудие</text:span></text:p>
          </draw:text-box>
        </draw:frame>
        <draw:frame draw:style-name="gr10" draw:text-style-name="P6" draw:layer="layout" svg:width="0.811cm" svg:height="0.645cm" svg:x="8.046cm" svg:y="7.365cm">
          <draw:text-box>
            <text:p text:style-name="P5"><text:span text:style-name="T2">-я</text:span></text:p>
          </draw:text-box>
        </draw:frame>
        <draw:frame draw:style-name="gr11" draw:text-style-name="P4" draw:layer="layout" svg:width="0.777cm" svg:height="0.645cm" svg:x="7.501cm" svg:y="7.023cm">
          <draw:text-box>
            <text:p text:style-name="P3"><text:span text:style-name="T2">O</text:span></text:p>
          </draw:text-box>
        </draw:frame>
        <draw:frame draw:style-name="gr8" draw:text-style-name="P4" draw:layer="layout" svg:width="0.735cm" svg:height="0.645cm" svg:x="7.544cm" svg:y="8.416cm">
          <draw:text-box>
            <text:p text:style-name="P3"><text:span text:style-name="T2">A</text:span></text:p>
          </draw:text-box>
        </draw:frame>
        <draw:line draw:style-name="gr3" draw:text-style-name="P3" draw:layer="layout" svg:x1="7.91cm" svg:y1="8.535cm" svg:x2="7.902cm" svg:y2="7.998cm">
          <text:p/>
        </draw:line>
        <draw:line draw:style-name="gr3" draw:text-style-name="P3" draw:layer="layout" svg:x1="7.898cm" svg:y1="9.83cm" svg:x2="7.897cm" svg:y2="9.043cm">
          <text:p/>
        </draw:line>
        <draw:line draw:style-name="gr3" draw:text-style-name="P3" draw:layer="layout" svg:x1="7.897cm" svg:y1="9.831cm" svg:x2="7.677cm" svg:y2="10.043cm">
          <text:p/>
        </draw:line>
        <draw:line draw:style-name="gr3" draw:text-style-name="P3" draw:layer="layout" svg:x1="7.096cm" svg:y1="9.043cm" svg:x2="8.596cm" svg:y2="9.043cm">
          <text:p/>
        </draw:line>
        <draw:line draw:style-name="gr3" draw:text-style-name="P3" draw:layer="layout" svg:x1="8.596cm" svg:y1="9.044cm" svg:x2="8.691cm" svg:y2="8.93cm">
          <text:p/>
        </draw:line>
        <draw:line draw:style-name="gr3" draw:text-style-name="P3" draw:layer="layout" svg:x1="7.005cm" svg:y1="9.156cm" svg:x2="7.1cm" svg:y2="9.042cm">
          <text:p/>
        </draw:line>
        <draw:line draw:style-name="gr3" draw:text-style-name="P3" draw:layer="layout" svg:x1="7.396cm" svg:y1="8.943cm" svg:x2="8.343cm" svg:y2="8.945cm">
          <text:p/>
        </draw:line>
        <draw:frame draw:style-name="gr12" draw:text-style-name="P4" draw:layer="layout" svg:width="2.487cm" svg:height="0.645cm" svg:x="7.787cm" svg:y="9.392cm">
          <draw:text-box>
            <text:p text:style-name="P3"><text:span text:style-name="T2">не доверять</text:span></text:p>
          </draw:text-box>
        </draw:frame>
        <draw:frame draw:style-name="gr13" draw:text-style-name="P4" draw:layer="layout" svg:width="0.599cm" svg:height="0.645cm" svg:x="7.923cm" svg:y="9.019cm">
          <draw:text-box>
            <text:p text:style-name="P3"><text:span text:style-name="T2">I</text:span></text:p>
          </draw:text-box>
        </draw:frame>
        <draw:frame draw:style-name="gr14" draw:text-style-name="P6" draw:layer="layout" svg:width="1.907cm" svg:height="0.645cm" svg:x="6.065cm" svg:y="9.179cm">
          <draw:text-box>
            <text:p text:style-name="P5"><text:span text:style-name="T2">(Partizip)</text:span></text:p>
          </draw:text-box>
        </draw:frame>
        <draw:frame draw:style-name="gr2" draw:text-style-name="P4" draw:layer="layout" svg:width="0.777cm" svg:height="0.645cm" svg:x="6.932cm" svg:y="11.097cm">
          <draw:text-box>
            <text:p text:style-name="P3"><text:span text:style-name="T2">O</text:span></text:p>
          </draw:text-box>
        </draw:frame>
        <draw:line draw:style-name="gr3" draw:text-style-name="P3" draw:layer="layout" svg:x1="7.346cm" svg:y1="11.241cm" svg:x2="8.862cm" svg:y2="10.012cm">
          <text:p/>
        </draw:line>
        <draw:frame draw:style-name="gr2" draw:text-style-name="P4" draw:layer="layout" svg:width="1.924cm" svg:height="0.645cm" svg:x="6.433cm" svg:y="11.398cm">
          <draw:text-box>
            <text:p text:style-name="P3"><text:span text:style-name="T2">юристам</text:span></text:p>
          </draw:text-box>
        </draw:frame>
        <draw:frame draw:style-name="gr8" draw:text-style-name="P4" draw:layer="layout" svg:width="0.735cm" svg:height="0.645cm" svg:x="6.994cm" svg:y="12.395cm">
          <draw:text-box>
            <text:p text:style-name="P3"><text:span text:style-name="T2">A</text:span></text:p>
          </draw:text-box>
        </draw:frame>
        <draw:line draw:style-name="gr3" draw:text-style-name="P3" draw:layer="layout" svg:x1="7.36cm" svg:y1="12.514cm" svg:x2="7.352cm" svg:y2="11.977cm">
          <text:p/>
        </draw:line>
        <draw:frame draw:style-name="gr8" draw:text-style-name="P4" draw:layer="layout" svg:width="3.774cm" svg:height="0.645cm" svg:x="5.395cm" svg:y="12.696cm">
          <draw:text-box>
            <text:p text:style-name="P3"><text:span text:style-name="T2">профессиональным</text:span></text:p>
          </draw:text-box>
        </draw:frame>
        <draw:frame draw:style-name="gr4" draw:text-style-name="P4" draw:layer="layout" svg:width="0.735cm" svg:height="0.645cm" svg:x="10.614cm" svg:y="11.085cm">
          <draw:text-box>
            <text:p text:style-name="P3"><text:span text:style-name="T2">E</text:span></text:p>
          </draw:text-box>
        </draw:frame>
        <draw:line draw:style-name="gr3" draw:text-style-name="P3" draw:layer="layout" svg:x1="10.965cm" svg:y1="11.142cm" svg:x2="8.841cm" svg:y2="10.012cm">
          <text:p/>
        </draw:line>
        <draw:line draw:style-name="gr3" draw:text-style-name="P3" draw:layer="layout" svg:x1="11.018cm" svg:y1="12.391cm" svg:x2="11.017cm" svg:y2="11.604cm">
          <text:p/>
        </draw:line>
        <draw:line draw:style-name="gr3" draw:text-style-name="P3" draw:layer="layout" svg:x1="11.017cm" svg:y1="12.392cm" svg:x2="10.797cm" svg:y2="12.604cm">
          <text:p/>
        </draw:line>
        <draw:line draw:style-name="gr3" draw:text-style-name="P3" draw:layer="layout" svg:x1="10.216cm" svg:y1="11.604cm" svg:x2="11.716cm" svg:y2="11.604cm">
          <text:p/>
        </draw:line>
        <draw:line draw:style-name="gr3" draw:text-style-name="P3" draw:layer="layout" svg:x1="11.716cm" svg:y1="11.605cm" svg:x2="11.811cm" svg:y2="11.491cm">
          <text:p/>
        </draw:line>
        <draw:line draw:style-name="gr3" draw:text-style-name="P3" draw:layer="layout" svg:x1="10.125cm" svg:y1="11.717cm" svg:x2="10.22cm" svg:y2="11.603cm">
          <text:p/>
        </draw:line>
        <draw:frame draw:style-name="gr5" draw:text-style-name="P4" draw:layer="layout" svg:width="1.632cm" svg:height="0.645cm" svg:x="10.882cm" svg:y="11.952cm">
          <draw:text-box>
            <text:p text:style-name="P3"><text:span text:style-name="T2">случай</text:span></text:p>
          </draw:text-box>
        </draw:frame>
        <draw:frame draw:style-name="gr6" draw:text-style-name="P6" draw:layer="layout" svg:width="0.815cm" svg:height="0.645cm" svg:x="10.369cm" svg:y="11.938cm">
          <draw:text-box>
            <text:p text:style-name="P5"><text:span text:style-name="T2">-е</text:span></text:p>
          </draw:text-box>
        </draw:frame>
        <draw:frame draw:style-name="gr7" draw:text-style-name="P4" draw:layer="layout" svg:width="0.777cm" svg:height="0.645cm" svg:x="10.894cm" svg:y="11.617cm">
          <draw:text-box>
            <text:p text:style-name="P3"><text:span text:style-name="T2">O</text:span></text:p>
          </draw:text-box>
        </draw:frame>
        <draw:frame draw:style-name="gr6" draw:text-style-name="P6" draw:layer="layout" svg:width="0.688cm" svg:height="0.645cm" svg:x="10.47cm" svg:y="11.639cm">
          <draw:text-box>
            <text:p text:style-name="P5"><text:span text:style-name="T2">в</text:span></text:p>
          </draw:text-box>
        </draw:frame>
        <draw:frame draw:style-name="gr8" draw:text-style-name="P4" draw:layer="layout" svg:width="0.735cm" svg:height="0.645cm" svg:x="10.931cm" svg:y="12.937cm">
          <draw:text-box>
            <text:p text:style-name="P3"><text:span text:style-name="T2">A</text:span></text:p>
          </draw:text-box>
        </draw:frame>
        <draw:line draw:style-name="gr3" draw:text-style-name="P3" draw:layer="layout" svg:x1="11.297cm" svg:y1="13.056cm" svg:x2="11.289cm" svg:y2="12.519cm">
          <text:p/>
        </draw:line>
        <draw:frame draw:style-name="gr8" draw:text-style-name="P4" draw:layer="layout" svg:width="1.776cm" svg:height="0.645cm" svg:x="10.532cm" svg:y="13.238cm">
          <draw:text-box>
            <text:p text:style-name="P3"><text:span text:style-name="T2">ни кое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1:24:54</dc:date>
    <dc:creator>artur </dc:creator>
    <meta:editing-duration>PT23H29M36S</meta:editing-duration>
    <meta:editing-cycles>7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68"/>
  </office:meta>
</office:document-meta>
</file>